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40025" officeooo:paragraph-rsid="00040025"/>
    </style:style>
    <style:style style:name="P2" style:family="paragraph" style:parent-style-name="Standard" style:list-style-name="L1">
      <style:text-properties officeooo:rsid="00040025" officeooo:paragraph-rsid="00040025"/>
    </style:style>
    <style:style style:name="P3" style:family="paragraph" style:parent-style-name="Text_20_body" style:list-style-name="L1"/>
    <style:style style:name="P4" style:family="paragraph" style:parent-style-name="Text_20_body" style:list-style-name="L1">
      <style:text-properties officeooo:paragraph-rsid="00040025"/>
    </style:style>
    <style:style style:name="P5" style:family="paragraph" style:parent-style-name="Text_20_body" style:list-style-name="L1">
      <style:text-properties officeooo:rsid="00040025" officeooo:paragraph-rsid="00040025"/>
    </style:style>
    <style:style style:name="P6" style:family="paragraph" style:parent-style-name="Text_20_body" style:list-style-name="L1">
      <style:text-properties officeooo:rsid="000546f1" officeooo:paragraph-rsid="000546f1" fo:background-color="#ffff00"/>
    </style:style>
    <style:style style:name="P7" style:family="paragraph" style:parent-style-name="Text_20_body" style:list-style-name="L1">
      <style:text-properties officeooo:rsid="00040025" officeooo:paragraph-rsid="00040025" fo:background-color="#ff6d6d"/>
    </style:style>
    <style:style style:name="T1" style:family="text">
      <style:text-properties officeooo:rsid="00040025"/>
    </style:style>
    <style:style style:name="T2" style:family="text">
      <style:text-properties fo:background-color="#ff6d6d" loext:char-shading-value="0"/>
    </style:style>
    <style:style style:name="T3" style:family="text">
      <style:text-properties fo:background-color="#ff6d6d" loext:char-shading-value="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3">Buongiorno sono Davide Camino e vi presento la mia tesi che verte sull'editing di ontologie usando uno strumento innovativo, ovvero il linguaggio di programmazione funzionale CDuce</text:p>
        </text:list-item>
        <text:list-item>
          <text:p text:style-name="P3">Prima di addentrarci nei dettagli inquadriamo gli oggetti che andremo a manipolare e gli strumenti che useremo</text:p>
        </text:list-item>
        <text:list-item>
          <text:p text:style-name="P3">Definiamo innanzitutto l'oggetto della trattazione</text:p>
        </text:list-item>
        <text:list-item>
          <text:p text:style-name="P3">ovvero le ontologie.</text:p>
        </text:list-item>
        <text:list-item>
          <text:p text:style-name="P3">Un ontologia è una base di conoscenza, che descrive un certo dominio di interesse usando delle regole formali per esprimere i concetti e sulla quale si possono applicare derivazioni logiche per dedurre proprietà dei concetti descritti. In particolare in un'ontologia possiamo definire classi (che rappresentano concetti) e individui che appartengono ad una o più classi. Le classi sono organizzate in una gerarchia e si può avere ereditarietà multipla tra classi. Possiamo infine definire relazioni tra le classsi o tra una classe e un valore</text:p>
        </text:list-item>
        <text:list-item>
          <text:p text:style-name="P3">Il modo naturale per rappresentare un'ontologia è attraverso un grafo, qui abbiamo una semplice ontologia che descrive persone, ogni persona può essere anche un figlio e/o un genitore inoltre definiamo la relazione tra persona e città che rappresenta la residenza</text:p>
        </text:list-item>
        <text:list-item>
          <text:p text:style-name="P3">Ora vediamo cosa intendiamo per editing:</text:p>
        </text:list-item>
        <text:list-item>
          <text:p text:style-name="P3">Manipoleremo le ontologie ristrutturandole ottenendo ontologie a partire da della conoscenza già formalizzata in altri modi e infine faremo il merge tra ontologie, torneremo su ciascun punto nel seguito</text:p>
        </text:list-item>
        <text:list-item>
          <text:p text:style-name="P2">ci concentriamo sugli ultimi 2 punti</text:p>
        </text:list-item>
        <text:list-item>
          <text:p text:style-name="P5">Lo strumento che usiamo per manipolare ontologie è CDuce</text:p>
        </text:list-item>
        <text:list-item>
          <text:p text:style-name="P5">è un linguaggio di programmazione sviluppato appositamente per manipolare fogli XML (formato nel quale è possibile saslvare un'ontologia), possiamo interagire con CDuce in modo interattivo oppure scrivendo degli script e offre un contollo statico dei tipi. questo è forse uno degli apetti più interessanti del linguaggio perche ci permette di scrivere delle trasformazioni avendo la certezza di ottenere esattamente ciò che ci aspettiamo</text:p>
        </text:list-item>
        <text:list-item>
          <text:p text:style-name="P5">Mostriamo brevemente la sintasi di CDuce per dare l'idea anche a chi non lavora abitualmente con linguaggi funzionali, tutta la manipolazione si basa sulle funzioni che trasformano un elemento un un altro, una funzione accetta elementi di tipo ti e restituisce elementi di tipo si, la particolare trasformazione che viene effettuata è la prima per la quale si verifica il match tra l'input t e il pattern p</text:p>
        </text:list-item>
        <text:list-item>
          <text:p text:style-name="P5">siccome manipoliamo documenti XML che dal nostro punto di vista hanno la struttura di un albero nel quale ogni nodo ha una lista di figli la manipolazione di liste è un'operazione molto importante, CDuce mette a disposizione map e transform, che hanno sintassi molto simile e permettono, la prima di applicare a tutti gli elementi di una lista una trasformazione in modo da ottenere una nuova lista di dimensione uguale a quella di partenza, la seconda di apl=plicare una trasformazione che possa anche modificare la dimensione di una lista</text:p>
        </text:list-item>
        <text:list-item>
          <text:p text:style-name="P5"><text:soft-page-break/>è importante infine in una base di conoscenza selezionare gli elementi e per fare questo CDuce mette a disposizione un sistema di query con sintassi che ricorda molto l'SQL inoltre sono anche ottimizzate allo stesso modo.</text:p>
        </text:list-item>
        <text:list-item>
          <text:p text:style-name="P6">Vi ho detto all’inizio che l’approccio con Cduce sarebbe stato innovativo, attuamente infatti I programmi per l’editing di ontologie prevedono un’interfaccia grafica che guida l’utente nella creazione enella modifica di ontologie. Questop approccio ha sicuramente grossi vantaggi dal punto di vista dell’usabilità, può però sacrificare la flessibilità e rapidità. <text:s/>Scopo dell’elaborato è anche confrontare l’uso di un linguaggio di programmazione paragonandolo ad uno strumento grafico per vedere vantaggi e svantaggi dei due approcci</text:p>
        </text:list-item>
        <text:list-item>
          <text:p text:style-name="P6">Il software che prendiamo in cosnederazione per fare questo confronto è protege, un software libero sviluppato alla stanford university</text:p>
        </text:list-item>
        <text:list-item>
          <text:p text:style-name="P6">Nella slide potete vedere l’interfaccia del programma che mette a disposizione dell’utente varie schede con cui interagire per modificare l’ontologia con la quale si lavora, Protegè inoltre offre un ampio catalogoi di plug in per aumentarne le funzionalità</text:p>
        </text:list-item>
        <text:list-item>
          <text:p text:style-name="P5">Entriamo ora nel vivo della trattazione vedendo come possiamo usare CDuce per trasformare una base di conoscenza meno espressiva in un ontologia</text:p>
        </text:list-item>
        <text:list-item>
          <text:p text:style-name="P5">In particolare eleveremo un tesauro a ontologia, i tesauri sono dizionari tassonomici in cui i concetti vengono accorpati per significato. Servono ai ricercatori per avere un vocabolario preciso e condiviso riguardo ad un dominio di interesse, inoltre fornendo sinonimi contrari e traduzioni nelle varie lingue possono aiutare a modificare le strategie di ricerca della conoscenza. i termini in un tesauro sono messi in relazione di padre e figli come in un albero, grazie alla relazione broader term si sale e scende nella gerarchia dei termini. Dal punto di vista formale i tag usano lo standard skos che è compatibile ma meno espressivo rispetto a OWL.</text:p>
        </text:list-item>
        <text:list-item>
          <text:p text:style-name="P5">Il tesauro che andremo a tradurre è l'europeana faschin tesaurus, un dizionario di moda che non classifica solo vestiti, ma anche ad esempio materiali e tecniche realizzative.</text:p>
        </text:list-item>
        <text:list-item>
          <text:p text:style-name="P5">Qui potete apprezzare la struttura ad albero di una piccola parte del tesauro, come si vede bene ogni nodo ha una lista di figli che specificano meglio il termine padre</text:p>
          <text:p text:style-name="P7">Bene, per poter tradurre il tesauro in un ontologia dobbiamo innanzitutto importarlo in CDuce, per fare questo descriviamo foralmente la sua struttura: Il tesauro è una lista di concetti qui il tipo Desc, ogni concetto ha una lista di attributi di tipo DescAttr, a sua volta il tipo DescAttr può rappresentare varie caratteristiche del concetto, ci sono ad esempio le label che rappresentano il nome del concetto nelle varie lingue, una corrispondenza con un dizionario, la relazione con il termine pade ecc</text:p>
        </text:list-item>
        <text:list-item>
          <text:p text:style-name="P6">Data la struttura del tesauro appena mostrata la struttura dell’ontologia che andremo a creare sarà necessariamente semplice, vogliamo che ogni concetto del tesauro diventi una classe, descriviamo quindi un ontologia come lista di cose, queste possono essere classi o individui, gli individui per questa prima traduzione in realtà non verranno usati. Le classi possiederanno gli attributi che ci interessa importare dal tesauro: in particolare I nome nelle varie lingue <text:soft-page-break/>dell’oggetto (tipo label) il riferimento al dizionario e cosa più importante la relazione di sottoclasse che ci permette di mantenere la stressa gerarchia del tesauro.</text:p>
        </text:list-item>
        <text:list-item>
          <text:p text:style-name="P5">LA traduzione di per sè è relativamente semplice, questa è una funzione che accetta in input un oggetto di tipo tesauro e restituisce un'ontologia. Per fare questo usoiamo la map per trasformare tutti i concetti in classi (ricordiamo che la map ci permette di ottenere una lista di dimensioni uguali a quella di partenza che è proprio ciò che vogliamo.) dentro la map innestiamo una transform, per andare a selezionare e trasformare solo gli attributi che ci interessano. Sicuramente la trasformazione più importante è quella di riga 9 che ci permette di trasformare la relazione broader term in relazione di sottoclasse</text:p>
        </text:list-item>
        <text:list-item>
          <text:p text:style-name="P5">una volta eseguita la traduzione quello che otteniamo è una foresta, ogni radice (che sono in rosso nella slide) è uno dei concetti fondamentali del tesauro e sotto essa vi sono tutti i concetti più specifici</text:p>
        </text:list-item>
        <text:list-item>
          <text:p text:style-name="P5">possiamo ora andare a definire delle nuove relazioni tra le classi come quelle che vedete nella slide, cioè possiamo descrivere i materiali, i colori le tecniche realizzative di un vestito.</text:p>
        </text:list-item>
        <text:list-item>
          <text:p text:style-name="P5">Ora che abbiamo questa nuova ontologia proviamo ad unirla ad una già esistente in modo da poter descrivere un dominio più complesso. questo non è l'unico tipo di merge tra ontologie al quale si può essere interessati, in questo elaborato però ho deciso di trattare questo aspetto del megre di ontologie.</text:p>
        </text:list-item>
        <text:list-item>
          <text:p text:style-name="P5">Quali sono, quindi gli obbiettivi del merge: Dal punto di vista della rappresentazione della conoscenza vogliamo partire da ontologie semplici (che sono più facili da realizzare e meno soggette ad errori) per ottenerne una nuova più complessa nella quale classi equivalenti siano accorpate, sulla quale si pissano definire nuove relazioni e si possano gestire tutti gli aspetti già descritti in precedenza siano essi classi individui o relazioni</text:p>
        </text:list-item>
        <text:list-item>
          <text:p text:style-name="P5">Dal punto di vista del linguaggio CDuce il merge ci fornisce un pretesto per mostrare delle funzioni un po più complesse e far vedere come sia possibile derivare proprietà dei concetti senza ricorrere a reeasoner esterni come quelli forniti da protege.</text:p>
        </text:list-item>
        <text:list-item>
          <text:p text:style-name="P5">le ontologie che vogliamo unire son quella che abbiamo appena creato</text:p>
        </text:list-item>
        <text:list-item>
          <text:p text:style-name="P5">Un'ontologia che descrive persone molto simile a quella presentata all'inizio, ma che si concentra esclusivamente sulle parentele delle persone</text:p>
        </text:list-item>
        <text:list-item>
          <text:p text:style-name="P5">e un ontologia che ci serve sostanzialemtne come scheletro della ontologia di arrivo che rappresenta la società per come pùo essere vista da uno storico: gli individui vivono in una certa citta, appartengono ad una cera classe sociale e svolgono un certo ruolo nella società.</text:p>
        </text:list-item>
        <text:list-item>
          <text:p text:style-name="P5">Cosa volgiamo ttenere alla fine del Merge? Vogliamo una nuova ontologia che descriva la società ad esempio del XII secolo con le persone che sono vissute in quel periodo i vestiti che usavamno i materiali e le tecniche disponibili a quel tempo, insomma un'ontologia che ci permetta di descrivere usi e costumi della società del periodo storico di interesse.</text:p>
        </text:list-item>
        <text:list-item>
          <text:p text:style-name="P5">Come promesso vediamo alcune funzioni un po` più raffinate: <text:span text:style-name="T3">vediamo innanzitutto alcune funzioni ricorsive, la prima molto semplice mette in and logico tutti gli elementi di una lista, </text:span><text:soft-page-break/><text:span text:style-name="T3">facendo and tra l'elemento in testa e il risultato della funzione stessa sulla coda della lista, ovviamente alla lista vuota si assegna l'elemento neutro dell'and. Il secondo esempio </text:span>data una classe e un'ontologia restitutisce tutto lalbero o il grafo di sottoclassi (il grafo deve essere aciclico) . usamo due funzioni la prima restituisce tutti i figli di un nodo la seconda invoca li prima per creare una parete della lista di sottoclassi, poi richiama se stessa e di conseguenza anche pa lrima funzione su ogni sottoclasse appena trovata.</text:p>
        </text:list-item>
        <text:list-item>
          <text:p text:style-name="P5">Ora che sappiamo selezionare grafi di sottoclassi possiamo selezionare solo gli abiti e i materiali presenti nel Xii secolo: per fare questo valutiamo se un materiale è artificiale o meno (apparteneza alle sottoclassi di materiali artificiali) ein base a questo discriminiuamo quali materiali e vestiti sono ammissibili nella nostra ontologia. La funzione madeOf come suggerisce il nome dato un vestito restituisce la lista di materiali di ui è composto, la funzione isArtificial è più interessante perché si comporta in modo diverso a seconda del tipo di input: se è un materiale valuta semplicemente se è artificiale, se è un vestivo valuta se almeno uno dei materiali è artificiale</text:p>
        </text:list-item>
        <text:list-item>
          <text:p text:style-name="P5">Ora che possiamo selezionare solo individui e classi ammissibili mostriamo come assemblare l'ontologia finale: (mostriamo solo alcune delle selezioni, le altre sono poco interessanti) in riga 1 selezionaiamo solo i materiali naturali, in riga 6 i vestiti ammissibili, per queste selezioni come si vede usiamo le query e la fuinzione isArtificial. in riga 11 modifichiamo la classe people dello sceletro della nuova ontologia per rendela equivalente alla classe people dell'ontologia di persone. infine con una proiezione andiamo a prendere classi, individui e relazioni dall'ontologia di persone</text:p>
        </text:list-item>
        <text:list-item>
          <text:p text:style-name="P5">Assembliamo tutte queste liste nella nuova ontologia verificando che il tipo sia corretto il ?: verifica una volta fatta l'operazione che i tipi corrispondano, è una sorta di cast. infine saviamo il risultato su un file leggibile con qualsiasi strumento per l'editing di ontologie.</text:p>
        </text:list-item>
        <text:list-item>
          <text:p text:style-name="P5">L'ontologia che otteniamo permette di fare ciò che ci eravamo prefissati all'inizio del merge, possiamo osservare come la classe people sia effettivamente il merge tra le due classi che descrivevano persone nelle ontologie di partenza, abbiamo tutti i legami di parentela, ma anche status sociale, occupazione e città di residenza</text:p>
        </text:list-item>
        <text:list-item>
          <text:p text:style-name="P5">comluduiamo con alcune valutazioni sulla bontà di CDuce nell'editing di ontologie e con alcuni spunti per sviluppi futuri</text:p>
        </text:list-item>
        <text:list-item>
          <text:p text:style-name="P5">CDuce è un progetto sviluppato a livello universitario al quale lavora un piccolo team che fornisce manutenzione e aggiornamenti non sempre costanti,</text:p>
        </text:list-item>
        <text:list-item>
          <text:p text:style-name="P5">da questo deriva il fatto che si incontrano dofficoltà nell'installazione che richiede la compilazione da sorgente, nella compatibilità con altri strumenti, dato che l'ultima versione di CDuce richiede dei pacchetti obsoleti di OCaml per poter essere comilato ed eseguito nella formattazione dell'output, infatti la funione di pretty printing non sembra funzioare e tutto il codice XML viene stampato su una sola riga e in ultimo ma non meno importante il sito che pure offre più strumenti per imparare ad usare il linguaggio non sempre è completo ed è di conseguenza difficile reperire informazioni o tutorial</text:p>
        </text:list-item>
        <text:list-item>
          <text:p text:style-name="P5"><text:soft-page-break/>ne segue che la difficoltà, già non nulla, nello scrivere i programmi cresce ulteriormente</text:p>
        </text:list-item>
        <text:list-item>
          <text:p text:style-name="P5">Per contro CDuce permette di scrivere del codice sintetico e leggibile, come spero di aver dimostrato nelle slide precedenti, offre un sistema di tipi per descrivere strutture anche complesse di documenti XML in modo molto naturale e oreciso, consente la difinizione di funzioni di ordine superiore per una generalizzazione del codice molto elegante e permette di definire trasformazioni che esprimono molto lavoro in poche righe di codice (basti pensare che in una decina di righe si trasforma un tesauro in un'ontologia) le trasformazioni inoltre grazie al controllo statico sui tipi ci da delle garanzie di correttezzache sono utilissime nello sviluppo di ontotologie consistenti e ben formate.</text:p>
        </text:list-item>
        <text:list-item>
          <text:p text:style-name="P5">Per quanto riguarda gli sviluppi futuri la primissima cos ada fare è sicuramente mostrare i risultati ottenuti ad esperti nel settore della parresentazione del conoscenza per valutare la bontà dei risultati stessi, e valutare le potenzialità offerte da CDuce con locchio di chi lavora abitualmente con le ontologie, i due punti successivi sono strettamente legati, perché lo sviluppo di strumenti generali che si possano applocare ad una qualsiasi ontologie avrebbe il fine di sviluppare un interfaccia giafica per rendere CDuce accessibile anche seza competenze avanzate nell'uso di lunguaggi funzionali, oltretutto senza voler sviluppare da zero un'interfaccia grafica si potrebbero comunque sviluppere dei plug in per protege in modo da sfruttare la potenza, la sinteticiità e le garanzie di correttezza fornite da cduce nell'editing di ontologie</text:p>
        </text:list-item>
        <text:list-item>
          <text:p text:style-name="P4"><text:span text:style-name="T1">Spero di avervi convinto del fatto che CDuce sia uno strumento che merita se non altro la pena di essere approfondito e studiato perchè permette di manipolare ontologie in modo alternativo e a mio avviso molto interessante </text:span>Grazie a tutti per l'attenzione</text:p>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2:07:57.826677349</meta:creation-date>
    <dc:date>2023-11-09T21:22:24.116993196</dc:date>
    <meta:editing-duration>PT25M58S</meta:editing-duration>
    <meta:editing-cycles>2</meta:editing-cycles>
    <meta:generator>LibreOffice/7.6.2.1$Linux_X86_64 LibreOffice_project/60$Build-1</meta:generator>
    <meta:document-statistic meta:table-count="0" meta:image-count="0" meta:object-count="0" meta:page-count="5" meta:paragraph-count="45" meta:word-count="2301" meta:character-count="14684" meta:non-whitespace-character-count="12471"/>
  </office:meta>
</office:document-meta>
</file>